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46cm"/>
    </style:style>
    <style:style style:name="co3" style:family="table-column">
      <style:table-column-properties fo:break-before="auto" style:column-width="13.79cm"/>
    </style:style>
    <style:style style:name="co4" style:family="table-column">
      <style:table-column-properties fo:break-before="auto" style:column-width="4.494cm"/>
    </style:style>
    <style:style style:name="co5" style:family="table-column">
      <style:table-column-properties fo:break-before="auto" style:column-width="4.38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2">
          <table:table-cell table:style-name="ce1" office:value-type="string">
            <text:p>Nom produit</text:p>
          </table:table-cell>
          <table:table-cell table:style-name="ce1" office:value-type="string">
            <text:p>Decription produit</text:p>
          </table:table-cell>
          <table:table-cell table:style-name="ce1" office:value-type="string">
            <text:p>Prix produit au kilo/litre</text:p>
          </table:table-cell>
          <table:table-cell table:style-name="ce1" office:value-type="string">
            <text:p>Catégorie</text:p>
          </table:table-cell>
        </table:table-row>
        <table:table-row table:style-name="ro1">
          <table:table-cell office:value-type="string">
            <text:p>Carotte</text:p>
          </table:table-cell>
          <table:table-cell office:value-type="string">
            <text:p>Légume orange riche en protéines</text:p>
          </table:table-cell>
          <table:table-cell office:value-type="currency" office:currency="EUR" office:value="1">
            <text:p>1,00 €</text:p>
          </table:table-cell>
          <table:table-cell office:value-type="string">
            <text:p>Légume</text:p>
          </table:table-cell>
        </table:table-row>
        <table:table-row table:style-name="ro1">
          <table:table-cell office:value-type="string">
            <text:p>Poireau</text:p>
          </table:table-cell>
          <table:table-cell office:value-type="string">
            <text:p>Légume vert plein de fibre</text:p>
          </table:table-cell>
          <table:table-cell office:value-type="currency" office:currency="EUR" office:value="1.2">
            <text:p>1,20 €</text:p>
          </table:table-cell>
          <table:table-cell office:value-type="string">
            <text:p>Légume</text:p>
          </table:table-cell>
        </table:table-row>
        <table:table-row table:style-name="ro1">
          <table:table-cell office:value-type="string">
            <text:p>Citrouille</text:p>
          </table:table-cell>
          <table:table-cell office:value-type="string">
            <text:p>Légume orange parfait pour les fêtes d'Halloween</text:p>
          </table:table-cell>
          <table:table-cell office:value-type="currency" office:currency="EUR" office:value="1.95">
            <text:p>1,95 €</text:p>
          </table:table-cell>
          <table:table-cell office:value-type="string">
            <text:p>Légume</text:p>
          </table:table-cell>
        </table:table-row>
        <table:table-row table:style-name="ro1">
          <table:table-cell office:value-type="string">
            <text:p>Brie</text:p>
          </table:table-cell>
          <table:table-cell office:value-type="string">
            <text:p>Fromage de caractère au lait de vache</text:p>
          </table:table-cell>
          <table:table-cell office:value-type="currency" office:currency="EUR" office:value="16.5">
            <text:p>16,50 €</text:p>
          </table:table-cell>
          <table:table-cell office:value-type="string">
            <text:p>Produit laitier</text:p>
          </table:table-cell>
        </table:table-row>
        <table:table-row table:style-name="ro1">
          <table:table-cell office:value-type="string">
            <text:p>Conté</text:p>
          </table:table-cell>
          <table:table-cell office:value-type="string">
            <text:p>Fromage au lait cru</text:p>
          </table:table-cell>
          <table:table-cell office:value-type="currency" office:currency="EUR" office:value="15.05">
            <text:p>15,05 €</text:p>
          </table:table-cell>
          <table:table-cell office:value-type="string">
            <text:p>Produit laitier</text:p>
          </table:table-cell>
        </table:table-row>
        <table:table-row table:style-name="ro1">
          <table:table-cell office:value-type="string">
            <text:p>Lait</text:p>
          </table:table-cell>
          <table:table-cell office:value-type="string">
            <text:p>Produit laitier semi-écrémé</text:p>
          </table:table-cell>
          <table:table-cell office:value-type="currency" office:currency="EUR" office:value="0.7">
            <text:p>0,70 €</text:p>
          </table:table-cell>
          <table:table-cell office:value-type="string">
            <text:p>Produit laitier</text:p>
          </table:table-cell>
        </table:table-row>
        <table:table-row table:style-name="ro1">
          <table:table-cell office:value-type="string">
            <text:p>Bière</text:p>
          </table:table-cell>
          <table:table-cell office:value-type="string">
            <text:p>Boisson alcoolisée à base d'orge et d'houblon</text:p>
          </table:table-cell>
          <table:table-cell office:value-type="currency" office:currency="EUR" office:value="3.78">
            <text:p>3,78 €</text:p>
          </table:table-cell>
          <table:table-cell office:value-type="string">
            <text:p>Boisson</text:p>
          </table:table-cell>
        </table:table-row>
        <table:table-row table:style-name="ro1">
          <table:table-cell office:value-type="string">
            <text:p>Eau</text:p>
          </table:table-cell>
          <table:table-cell office:value-type="string">
            <text:p>Eau de source</text:p>
          </table:table-cell>
          <table:table-cell office:value-type="currency" office:currency="EUR" office:value="0.57">
            <text:p>0,57 €</text:p>
          </table:table-cell>
          <table:table-cell office:value-type="string">
            <text:p>Boisson</text:p>
          </table:table-cell>
        </table:table-row>
        <table:table-row table:style-name="ro1">
          <table:table-cell office:value-type="string">
            <text:p>Coca</text:p>
          </table:table-cell>
          <table:table-cell office:value-type="string">
            <text:p>Boisson gazeuse sucrée</text:p>
          </table:table-cell>
          <table:table-cell office:value-type="currency" office:currency="EUR" office:value="24.39">
            <text:p>24,39 €</text:p>
          </table:table-cell>
          <table:table-cell office:value-type="string">
            <text:p>Boisson</text:p>
          </table:table-cell>
        </table:table-row>
        <table:table-row table:style-name="ro1">
          <table:table-cell office:value-type="string">
            <text:p>Javel</text:p>
          </table:table-cell>
          <table:table-cell office:value-type="string">
            <text:p>Solution liquide oxydante désinfectante et décolorante</text:p>
          </table:table-cell>
          <table:table-cell office:value-type="currency" office:currency="EUR" office:value="7.92">
            <text:p>7,92 €</text:p>
          </table:table-cell>
          <table:table-cell office:value-type="string">
            <text:p>Produit entretien</text:p>
          </table:table-cell>
        </table:table-row>
        <table:table-row table:style-name="ro1">
          <table:table-cell office:value-type="string">
            <text:p>Lave vitre</text:p>
          </table:table-cell>
          <table:table-cell office:value-type="string">
            <text:p>Solution nettoyante spéciale fenêtre</text:p>
          </table:table-cell>
          <table:table-cell office:value-type="currency" office:currency="EUR" office:value="3.71">
            <text:p>3,71 €</text:p>
          </table:table-cell>
          <table:table-cell office:value-type="string">
            <text:p>Produit entretien</text:p>
          </table:table-cell>
        </table:table-row>
        <table:table-row table:style-name="ro1">
          <table:table-cell office:value-type="string">
            <text:p>Paic Citron</text:p>
          </table:table-cell>
          <table:table-cell office:value-type="string">
            <text:p>Liquide vaisselle super dégraissant</text:p>
          </table:table-cell>
          <table:table-cell office:value-type="currency" office:currency="EUR" office:value="9.23">
            <text:p>9,23 €</text:p>
          </table:table-cell>
          <table:table-cell office:value-type="string">
            <text:p>Produit entretien</text:p>
          </table:table-cell>
        </table:table-row>
        <table:table-row table:style-name="ro1">
          <table:table-cell office:value-type="string">
            <text:p>Parfum</text:p>
          </table:table-cell>
          <table:table-cell office:value-type="string">
            <text:p>Fragrance délicate et boisée</text:p>
          </table:table-cell>
          <table:table-cell office:value-type="currency" office:currency="EUR" office:value="56.48">
            <text:p>56,48 €</text:p>
          </table:table-cell>
          <table:table-cell office:value-type="string">
            <text:p>Cosmétique</text:p>
          </table:table-cell>
        </table:table-row>
        <table:table-row table:style-name="ro1">
          <table:table-cell office:value-type="string">
            <text:p>Rouge à lèvre</text:p>
          </table:table-cell>
          <table:table-cell office:value-type="string">
            <text:p>Produit de cosmétique permettant de souligner les lèvres</text:p>
          </table:table-cell>
          <table:table-cell office:value-type="currency" office:currency="EUR" office:value="34.5">
            <text:p>34,50 €</text:p>
          </table:table-cell>
          <table:table-cell office:value-type="string">
            <text:p>Cosmétique</text:p>
          </table:table-cell>
        </table:table-row>
        <table:table-row table:style-name="ro1">
          <table:table-cell office:value-type="string">
            <text:p>Fond de teint</text:p>
          </table:table-cell>
          <table:table-cell office:value-type="string">
            <text:p>Produit cosmétique permettant d'unifier et de protéger l'épiderme</text:p>
          </table:table-cell>
          <table:table-cell office:value-type="currency" office:currency="EUR" office:value="28.9">
            <text:p>28,90 €</text:p>
          </table:table-cell>
          <table:table-cell office:value-type="string">
            <text:p>Cosmétique</text:p>
          </table:table-cell>
        </table:table-row>
        <table:table-row table:style-name="ro1">
          <table:table-cell office:value-type="string">
            <text:p>Television HD</text:p>
          </table:table-cell>
          <table:table-cell office:value-type="string">
            <text:p>Poste de télévision permettant l'emission et la reception de séquences audiovisuelles</text:p>
          </table:table-cell>
          <table:table-cell table:style-name="ce3" office:value-type="currency" office:currency="EUR" office:value="299.99">
            <text:p>299,99 €</text:p>
          </table:table-cell>
          <table:table-cell office:value-type="string">
            <text:p>High-tech</text:p>
          </table:table-cell>
        </table:table-row>
        <table:table-row table:style-name="ro1">
          <table:table-cell office:value-type="string">
            <text:p>Smartphone</text:p>
          </table:table-cell>
          <table:table-cell office:value-type="string">
            <text:p>GSM nouvelle génération </text:p>
          </table:table-cell>
          <table:table-cell table:style-name="ce3" office:value-type="currency" office:currency="EUR" office:value="149.9">
            <text:p>149,90 €</text:p>
          </table:table-cell>
          <table:table-cell office:value-type="string">
            <text:p>High-tech</text:p>
          </table:table-cell>
        </table:table-row>
        <table:table-row table:style-name="ro1">
          <table:table-cell office:value-type="string">
            <text:p>Rasoir éléctrique</text:p>
          </table:table-cell>
          <table:table-cell office:value-type="string">
            <text:p>Rasoir performant et plus ergonomique pour un meilleur rasage</text:p>
          </table:table-cell>
          <table:table-cell table:style-name="ce3" office:value-type="currency" office:currency="EUR" office:value="72.04">
            <text:p>72,04 €</text:p>
          </table:table-cell>
          <table:table-cell office:value-type="string">
            <text:p>High-tech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14/11/2016</text:date>, <text:time>10:4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4M48S</meta:editing-duration>
    <meta:editing-cycles>8</meta:editing-cycles>
    <meta:generator>OpenOffice/4.1.2$Win32 OpenOffice.org_project/412m3$Build-9782</meta:generator>
    <dc:date>2016-11-14T10:45:40.63</dc:date>
    <dc:creator>Arthur Mourey</dc:creator>
    <meta:document-statistic meta:table-count="3" meta:cell-count="76" meta:object-count="0"/>
    <meta:user-defined meta:name="Info 1"/>
    <meta:user-defined meta:name="Info 2"/>
    <meta:user-defined meta:name="Info 3"/>
    <meta:user-defined meta:name="Info 4"/>
  </office:meta>
</office:document-meta>
</file>